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9"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fo:language="zxx" fo:country="none" fo:background-color="transparent" style:font-name-asian="Georgia" style:font-size-asian="10.5pt" style:language-asian="zxx" style:country-asian="none" style:font-name-complex="Georgia" style:font-size-complex="10.5pt" style:language-complex="zxx" style:country-complex="none"/>
    </style:style>
    <style:style style:name="P10"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11" style:family="paragraph" style:parent-style-name="No_20_Spacing">
      <style:paragraph-properties fo:text-align="center" style:justify-single-word="false"/>
      <style:text-properties style:font-name="Georgia" fo:font-size="12pt" style:font-size-asian="12pt" style:font-name-complex="Times New Roman" style:font-size-complex="12pt"/>
    </style:style>
    <style:style style:name="T1" style:family="text">
      <style:text-properties fo:font-weight="bold" style:font-weight-asian="bold"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fo:font-weight="bold" style:font-weight-asian="bold" style:font-weight-complex="bold"/>
    </style:style>
    <style:style style:name="T4" style:family="text">
      <style:text-properties style:font-name-complex="Times New Roman"/>
    </style:style>
    <style:style style:name="T5" style:family="text">
      <style:text-properties fo:language="en" fo:country="US" style:font-name-complex="Times New Roman"/>
    </style:style>
    <style:style style:name="T6" style:family="text">
      <style:text-properties fo:color="#000000" fo:language="zxx" fo:country="none"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7" style:family="text">
      <style:text-properties fo:font-weight="normal" style:font-weight-asian="normal" style:font-name-complex="Times New Roman"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 4 Arks (Hope Chests)</text:p>
      <text:p text:style-name="P11">(Start with Introduction)</text:p>
      <text:p text:style-name="P1"><text:span text:style-name="T1">Read:</text:span><text:span text:style-name="T4"> Genesis 7:23; Exodus 2:3; Deuteronomy 10:3; Hebrews 9:4</text:span></text:p>
      <text:p text:style-name="P2"/>
      <text:p text:style-name="P4"><text:span text:style-name="T1">Text:</text:span><text:span text:style-name="T4"> </text:span><text:span text:style-name="T6">Genesis 7:1 “And the LORD said unto Noah, Come thou and all thy house into the ark...”</text:span></text:p>
      <text:p text:style-name="P3"/>
      <text:h text:style-name="P4" text:outline-level="3"><text:span text:style-name="T1">Introduction:</text:span><text:span text:style-name="T4"> Has anyone here ever had a hope chest? What is it for? What things did you put into it? When and why do you open it up? Today I want to talk about what God calls a hope chest. </text:span><text:span text:style-name="T2">Read scriptures.</text:span><text:span text:style-name="T7"> <text:s/></text:span></text:h>
      <text:h text:style-name="P6" text:outline-level="3"><text:span text:style-name="T7"><text:s text:c="2"/>What word here do you think refers to a hope chest?</text:span><text:span text:style-name="T4"> The scriptures that we just read all refer to a (</text:span><text:span text:style-name="T7">hope chest</text:span><text:span text:style-name="T4">) Ark but each </text:span><text:span text:style-name="T7">hope chest</text:span><text:span text:style-name="T4"> is signif-icantly different from the other. <text:s/>I want to talk about some of the things that an ark is for and how these purposes are important to us today.</text:span></text:h>
      <text:h text:style-name="P4" text:outline-level="3"><text:span text:style-name="T2">The first Ark</text:span><text:span text:style-name="T4"> is </text:span><text:span text:style-name="T9">for Noah</text:span><text:span text:style-name="T4">, his family, and animals: This Ark is a boat and its purpose is to preserve Mankind and animal kind for P</text:span><text:span text:style-name="T5">osterity. God was cleansing His creation and pushing the reset button. We have all criticized Adam and Eve for their fall to temptation but they had little to no history to go on. Here God resets His creation with 8 souls who had faithfully walked with God. Noah's son Ham is the father of Cush. Two generations pass before Nimrod (the son of Cush) stands in, the first act of, disobedience to God. Noah's great grandson rejects the plan of God for his life and persuades countless numbers of relatives to go along at the tower of Babel. As a result of this disobedience the people are spread out, the differences in races and culture have begun. For many groups the Word of God is not preserved or is altered as they face continued dis-obedience and a lack of appreciation for God's opinions about them. Out of these groups; God selects a man to bring light into the darkness that this disobedience has brought. </text:span></text:h>
      <text:h text:style-name="P3" text:outline-level="3"><text:span text:style-name="T3">The second Ark</text:span> is one made <text:span text:style-name="T8">for Moses</text:span>: this ark is a tiny boat and its purpose is to Preserve the leader that God has selected to deliver His people. Satan is aware of what God is doing and has a plan to thwart God's plan. Just as Herod will later do (when the wise men tell him about the coming Messiah); Pharaoh orders the slaughter of all male children born to his Jewish slaves. When a Levite and his wife gave birth to a son they knew that he was born under a death sentence. They also knew that Pharaoh or his soldiers would have no problem killing them if they were caught protecting their son. They chose life, they chose to spare the life of their son at the risk of their own lives. There came a day when they could no longer protect their own son. Mom made an ark of bulrushes, tarred it to make it seaworthy and dry inside, and carefully placed their little boy inside. With tear filled eyes they hide it in the plants growing in the water along the river's edge. You know that his parents walked away with a heavy heart. They would wait till dark and return to check on their son. His big sister could not leave so she hides herself and watches over her brother from a distance. Hopes for a good outcome are dashed as she watches the daughter of Pharaoh find her brother. But Gods plans are totally different from anything we can imagine and Moses sleeps in his own bed that night. </text:h>
      <text:h text:style-name="P3" text:outline-level="3"><text:span text:style-name="T3">The third Ark</text:span> is made to protect <text:span text:style-name="T8">the Commandments</text:span>: This ark is a box and its purpose is to Preserve the commands of God for His people. Moses had already gone up and received the commandments of God, written by the finger of God, in stone. He was so upset about the people of God worshiping a golden calf that he threw the commandments down and broke them into pieces. As he returns for a second copy he is required, by God to bring two stone tablets with him, this time. He places them inside of an ark that he made to keep them safely. Safe from who? You ask. First it needed to be safe from himself. He was the one who had lost his temper last time and caused this problem. When it comes to the Word of God it is so important that we preserve the Word for the world around us but it will matter little if we do not keep it safe within our own life, home, and practice.</text:h>
      <text:h text:style-name="P3" text:outline-level="3"><text:span text:style-name="T3">The fourth Ark</text:span> is preserved <text:span text:style-name="T8">for Testimony</text:span>: This ark is called The Ark of the Covenant. It was the most glamorous part of the Tabernacle furniture which was placed in Solomon's temple. It was kept in the holy or Holies and only seen by the priests and a few select Levites until the veil was rent in two at the crucifixion of Christ. This ark represented the presence of God Himself. It was here that the high priest went in, once a year, and spoke with God. On one occasion as Moses came out of this room he was asked to place a veil over his face because the glow of the presence of God was still on his face and it blinded the COI. </text:h>
      <text:h text:style-name="P8" text:outline-level="3"><text:s text:c="2"/>Inside of the Ark of the Covenant was the golden pot filled with manna (literally bread from heaven). Aaron's budding rod, and the stone tablets with the 10 commandments. This ark contained the testimony of God's daily provision, His miraculous power to save, and His perfect law.</text:h>
      <text:h text:style-name="P9" text:outline-level="3"><text:span text:style-name="T3">Conclude:</text:span> when we think of the Ark we almost always think of the one with Noah, his family, and the animals. The ark is a place of safety, a place of refuge, a place for preservation and a place that reminds us of what God has done for us. When we think of the ark as a hope chest it is a place where we keep our most treasured memories. What's in your ark? Perhaps a scripture that changed your life...perhaps a person that stepped in and was an angel in disguise in your time of need... If you want to see what's there then ask yourself what comes to mind when you are asked to testify?</text:h>
      <text:h text:style-name="P9" text:outline-level="3"><text:s text:c="2"/>Would you join me in opening up some of the treasures in there?</text:h>
      <text:h text:style-name="P9" text:outline-level="3">ASK FOR TESTIMON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7</meta:editing-cycles>
    <meta:creation-date>2014-03-28T17:34:00</meta:creation-date>
    <dc:date>2018-01-31T10:38:15.19</dc:date>
    <meta:editing-duration>P5DT50M27S</meta:editing-duration>
    <meta:generator>OpenOffice/4.1.3$Win32 OpenOffice.org_project/413m1$Build-9783</meta:generator>
    <meta:document-statistic meta:table-count="0" meta:image-count="0" meta:object-count="0" meta:page-count="1" meta:paragraph-count="14" meta:word-count="1070" meta:character-count="56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